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1322a4" officeooo:paragraph-rsid="001322a4"/>
    </style:style>
    <style:style style:name="P2" style:family="paragraph" style:parent-style-name="Footer">
      <style:paragraph-properties fo:text-align="end" style:justify-single-word="false"/>
      <style:text-properties officeooo:rsid="001322a4" officeooo:paragraph-rsid="001322a4"/>
    </style:style>
    <style:style style:name="P3" style:family="paragraph" style:parent-style-name="Standard">
      <style:text-properties fo:font-size="24pt" officeooo:rsid="001322a4" officeooo:paragraph-rsid="001322a4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fo:font-size="24pt" officeooo:rsid="001322a4" officeooo:paragraph-rsid="001322a4" style:font-size-asian="24pt" style:font-size-complex="24pt"/>
    </style:style>
    <style:style style:name="T1" style:family="text">
      <style:text-properties officeooo:rsid="0013bb8d"/>
    </style:style>
    <style:style style:name="T2" style:family="text">
      <style:text-properties officeooo:rsid="001589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Chapter 0<text:span text:style-name="T2">2</text:span>: <text:span text:style-name="T2">Chromatic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322a4" officeooo:paragraph-rsid="001322a4"/>
    </style:style>
    <style:style style:name="MP2" style:family="paragraph" style:parent-style-name="Footer">
      <style:paragraph-properties fo:text-align="end" style:justify-single-word="false"/>
      <style:text-properties officeooo:rsid="001322a4" officeooo:paragraph-rsid="001322a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axtalk.com Daily Saxophone Etudes Volume 1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9T07:54:37.897570166</meta:creation-date>
    <dc:date>2023-01-11T19:22:20.610530750</dc:date>
    <meta:editing-duration>PT5M40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" meta:paragraph-count="2" meta:word-count="9" meta:character-count="65" meta:non-whitespace-character-count="58"/>
  </office:meta>
</office:document-meta>
</file>